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ca1" officeooo:paragraph-rsid="00072ca1"/>
    </style:style>
    <style:style style:name="P2" style:family="paragraph" style:parent-style-name="Standard">
      <style:text-properties officeooo:rsid="00072ca1" officeooo:paragraph-rsid="00072ca1"/>
    </style:style>
    <style:style style:name="P3" style:family="paragraph" style:parent-style-name="Standard">
      <style:text-properties officeooo:rsid="00072ca1" officeooo:paragraph-rsid="000d6dc0"/>
    </style:style>
    <style:style style:name="P4" style:family="paragraph" style:parent-style-name="Standard">
      <style:text-properties officeooo:rsid="000d6dc0" officeooo:paragraph-rsid="000d6dc0"/>
    </style:style>
    <style:style style:name="T1" style:family="text">
      <style:text-properties officeooo:rsid="000872af"/>
    </style:style>
    <style:style style:name="T2" style:family="text">
      <style:text-properties officeooo:rsid="000bab42"/>
    </style:style>
    <style:style style:name="T3" style:family="text">
      <style:text-properties officeooo:rsid="000bae82"/>
    </style:style>
    <style:style style:name="T4" style:family="text">
      <style:text-properties officeooo:rsid="000ce9c8"/>
    </style:style>
    <style:style style:name="T5" style:family="text">
      <style:text-properties officeooo:rsid="000d6dc0"/>
    </style:style>
    <style:style style:name="T6" style:family="text">
      <style:text-properties officeooo:rsid="000d7e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patient is <text:span text:style-name="T6">being assessed for a possible aphasia. He is </text:span>shown <text:span text:style-name="T1">a picture of a rabbit and asked to </text:span><text:span text:style-name="T6">say</text:span><text:span text:style-name="T1"> what the picture shows.</text:span> Which response by the patient would be most indicative of anomi<text:span text:style-name="T6">c aphasia</text:span>?</text:p>
      <text:p text:style-name="P1"/>
      <text:p text:style-name="P3">a) “<text:span text:style-name="T3">r</text:span><text:span text:style-name="T5">ib</text:span><text:span text:style-name="T3">… r</text:span><text:span text:style-name="T5">ab</text:span><text:span text:style-name="T3">… </text:span><text:span text:style-name="T5">rab… rabbit”</text:span></text:p>
      <text:p text:style-name="P1">b) “<text:span text:style-name="T2">It’s </text:span><text:span text:style-name="T1">a </text:span><text:span text:style-name="T2">ha</text:span><text:span text:style-name="T1">… hab… no, ra.. rab… rabid… rabbit”</text:span></text:p>
      <text:p text:style-name="P3">c) “<text:span text:style-name="T1">It’s </text:span><text:span text:style-name="T2">n</text:span><text:span text:style-name="T1">ot quite a mouse… </text:span><text:span text:style-name="T2">it’s bigger and jumpy… </text:span><text:span text:style-name="T5">oh I can’t think of it.</text:span><text:span text:style-name="T1">” </text:span></text:p>
      <text:p text:style-name="P1">d) “<text:span text:style-name="T4">Well we have, </text:span><text:span text:style-name="T5">take a look he’s a ravit, him in his hairy chairy, look and see here he’s gant.”</text:span></text:p>
      <text:p text:style-name="P1"/>
      <text:p text:style-name="P1"/>
      <text:p text:style-name="P4">Answer: a</text:p>
      <text:p text:style-name="P4"/>
      <text:p text:style-name="P4"/>
      <text:p text:style-name="P4">Explanation:</text:p>
      <text:p text:style-name="P4"/>
      <text:p text:style-name="P4"/>
      <text:p text:style-name="P4">Source: Kemmerer (digital version) p.77-89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8:03:43.599158245</meta:creation-date>
    <dc:date>2024-09-17T08:50:09.773212193</dc:date>
    <meta:editing-duration>PT16M13S</meta:editing-duration>
    <meta:editing-cycles>3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8" meta:word-count="97" meta:character-count="511" meta:non-whitespace-character-count="421"/>
  </office:meta>
</office:document-meta>
</file>